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24.765cm" svg:x="14.429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065cm" svg:height="5.715cm" svg:x="1.412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4.445cm" svg:x="2.27cm" svg:y="2.035cm">
          <text:p text:style-name="P1">ADXL103/203</text:p>
          <text:p text:style-name="P1"><text:span text:style-name="T1">(1/2 axis)</text:span></text:p>
          <text:p text:style-name="P1"><text:span text:style-name="T1">110 ug/rt(hz)</text:span></text:p>
          <text:p text:style-name="P1"><text:span text:style-name="T1">+-1.7g</text:span></text:p>
          <text:p text:style-name="P1"><text:span text:style-name="T1">0.1 mg/degC</text:span></text:p>
          <text:p text:style-name="P1"><text:span text:style-name="T1">0.2 nonlinear</text:span></text:p>
          <text:p text:style-name="P1"><text:span text:style-name="T1">1.5% cross axi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4.445cm" svg:x="8.171cm" svg:y="2.035cm">
          <text:p text:style-name="P1">LIS244ALH</text:p>
          <text:p text:style-name="P1"><text:span text:style-name="T1">(2 axis)</text:span></text:p>
          <text:p text:style-name="P1"><text:span text:style-name="T1">50 ug/rt(hz)</text:span></text:p>
          <text:p text:style-name="P1"><text:span text:style-name="T1">+-2/6g</text:span></text:p>
          <text:p text:style-name="P1"><text:span text:style-name="T1">0.4 mg/degC</text:span></text:p>
          <text:p text:style-name="P1"><text:span text:style-name="T1">0.5% nonlinear</text:span></text:p>
          <text:p text:style-name="P1"><text:span text:style-name="T1">2% cross axis</text:span></text:p>
          <draw:enhanced-geometry svg:viewBox="0 0 21600 21600" draw:type="rectangle" draw:enhanced-path="M 0 0 L 21600 0 21600 21600 0 21600 0 0 Z N"/>
        </draw:custom-shape>
        <draw:frame draw:style-name="gr4" draw:layer="layout" svg:width="1.065cm" svg:height="0.962cm" svg:x="6.88cm" svg:y="3.74cm">
          <draw:text-box>
            <text:p>or</text:p>
          </draw:text-box>
        </draw:frame>
        <draw:custom-shape draw:style-name="gr3" draw:text-style-name="P1" draw:layer="layout" svg:width="4.445cm" svg:height="4.794cm" svg:x="2.271cm" svg:y="8.036cm">
          <text:p text:style-name="P1">ADXRS622</text:p>
          <text:p text:style-name="P1"><text:span text:style-name="T1">(1 axis)</text:span></text:p>
          <text:p text:style-name="P1"><text:span text:style-name="T1">0.1 dps/rt(hz)</text:span></text:p>
          <text:p text:style-name="P1"><text:span text:style-name="T1">+-300 dps</text:span></text:p>
          <text:p text:style-name="P1"><text:span text:style-name="T1">2% Temp Drift</text:span></text:p>
          <text:p text:style-name="P1"><text:span text:style-name="T1">0.1 nonlinear</text:span></text:p>
          <text:p text:style-name="P1"><text:span text:style-name="T1">(Temp Sensor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4.159cm" svg:x="15.072cm" svg:y="7.337cm">
          <text:p text:style-name="P1">ADXRS610</text:p>
          <text:p text:style-name="P1"><text:span text:style-name="T1">(1 axis)</text:span></text:p>
          <text:p text:style-name="P1"><text:span text:style-name="T1">0.1 dps/rt(hz)</text:span></text:p>
          <text:p text:style-name="P1"><text:span text:style-name="T1">+-300 dps</text:span></text:p>
          <text:p text:style-name="P1"><text:span text:style-name="T1">2% Temp Drift</text:span></text:p>
          <text:p text:style-name="P1"><text:span text:style-name="T1">0.1 nonlinea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4.442cm" svg:x="15.073cm" svg:y="2.038cm">
          <text:p text:style-name="P1"><text:span text:style-name="T2">AD22293</text:span></text:p>
          <text:p text:style-name="P1"><text:span text:style-name="T1">Cant find specs</text:span></text:p>
          <text:p text:style-name="P1"><text:span text:style-name="T1">but analog devices</text:span></text:p>
          <text:p text:style-name="P1"><text:span text:style-name="T1">document claims</text:span></text:p>
          <text:p text:style-name="P1"><text:span text:style-name="T1">it is a “product</text:span></text:p>
          <text:p text:style-name="P1"><text:span text:style-name="T1">derivative” of </text:span></text:p>
          <text:p text:style-name="P1"><text:span text:style-name="T1">ADXL 103/203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697cm" svg:x="15.073cm" svg:y="12.338cm">
          <text:p text:style-name="P1"><text:span text:style-name="T1">ADS1251</text:span></text:p>
          <text:p text:style-name="P1"><text:span text:style-name="T1">Single ADC (x6)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697cm" svg:x="15.074cm" svg:y="14.839cm">
          <text:p text:style-name="P1"><text:span text:style-name="T1">HMC 1043</text:span></text:p>
          <text:p text:style-name="P1"><text:span text:style-name="T1">3 axis magnetic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697cm" svg:x="15.075cm" svg:y="17.34cm">
          <text:p text:style-name="P1"><text:span text:style-name="T1">AD8604A</text:span></text:p>
          <text:p text:style-name="P1"><text:span text:style-name="T1">Op amp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697cm" svg:x="15.076cm" svg:y="19.841cm">
          <text:p text:style-name="P1"><text:span text:style-name="T1">PIC 30F5011</text:span></text:p>
          <text:p text:style-name="P1"><text:span text:style-name="T1">dsPIC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.697cm" svg:x="15.077cm" svg:y="22.242cm">
          <text:p text:style-name="P1"><text:span text:style-name="T1">PIC 18lf2520</text:span></text:p>
          <text:p text:style-name="P1"><text:span text:style-name="T1">8 bit pic mcu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2.935cm" svg:x="2.275cm" svg:y="14.34cm">
          <text:p text:style-name="P1"><text:span text:style-name="T2">HMC 1043</text:span></text:p>
          <text:p text:style-name="P1"><text:span text:style-name="T1">3 axis magnetic</text:span></text:p>
          <text:p text:style-name="P1"><text:span text:style-name="T1">(recommended</text:span></text:p>
          <text:p text:style-name="P1"><text:span text:style-name="T1">circuit minus ADC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2.935cm" svg:x="8.15cm" svg:y="9.89cm">
          <text:p text:style-name="P1"><text:span text:style-name="T2">AD7194</text:span></text:p>
          <text:p text:style-name="P1"><text:span text:style-name="T1">ADC</text:span></text:p>
          <text:p text:style-name="P1"><text:span text:style-name="T1">8 channel</text:span></text:p>
          <text:p text:style-name="P1"><text:span text:style-name="T1">24 bit, 4.8kh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445cm" svg:height="2.935cm" svg:x="2.276cm" svg:y="14.341cm">
          <text:p text:style-name="P1"><text:span text:style-name="T2">HMC 1043</text:span></text:p>
          <text:p text:style-name="P1"><text:span text:style-name="T1">3 axis magnetic</text:span></text:p>
          <text:p text:style-name="P1"><text:span text:style-name="T1">(recommended</text:span></text:p>
          <text:p text:style-name="P1"><text:span text:style-name="T1">circuit minus ADC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2.935cm" svg:x="2.276cm" svg:y="14.341cm">
          <text:p text:style-name="P1"><text:span text:style-name="T2">HMC 1043</text:span></text:p>
          <text:p text:style-name="P1"><text:span text:style-name="T1">3 axis magnetic</text:span></text:p>
          <text:p text:style-name="P1"><text:span text:style-name="T1">(recommended</text:span></text:p>
          <text:p text:style-name="P1"><text:span text:style-name="T1">circuit minus ADC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2.935cm" svg:x="2.276cm" svg:y="14.341cm">
          <text:p text:style-name="P1"><text:span text:style-name="T2">HMC 1043</text:span></text:p>
          <text:p text:style-name="P1"><text:span text:style-name="T1">3 axis magnetic</text:span></text:p>
          <text:p text:style-name="P1"><text:span text:style-name="T1">(recommended</text:span></text:p>
          <text:p text:style-name="P1"><text:span text:style-name="T1">circuit minus ADC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2.935cm" svg:x="2.276cm" svg:y="14.341cm">
          <text:p text:style-name="P1"><text:span text:style-name="T2">HMC 1043</text:span></text:p>
          <text:p text:style-name="P1"><text:span text:style-name="T1">3 axis magnetic</text:span></text:p>
          <text:p text:style-name="P1"><text:span text:style-name="T1">(recommended</text:span></text:p>
          <text:p text:style-name="P1"><text:span text:style-name="T1">circuit minus ADC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2.935cm" svg:x="2.276cm" svg:y="14.341cm">
          <text:p text:style-name="P1"><text:span text:style-name="T2">HMC 1043</text:span></text:p>
          <text:p text:style-name="P1"><text:span text:style-name="T1">3 axis magnetic</text:span></text:p>
          <text:p text:style-name="P1"><text:span text:style-name="T1">(recommended</text:span></text:p>
          <text:p text:style-name="P1"><text:span text:style-name="T1">circuit minus ADC)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255cm" svg:y1="6.48cm" svg:x2="10.255cm" svg:y2="9.89cm">
          <text:p/>
        </draw:line>
        <draw:line draw:style-name="gr7" draw:text-style-name="P1" draw:layer="layout" svg:x1="6.716cm" svg:y1="11.56cm" svg:x2="8.15cm" svg:y2="11.56cm">
          <text:p/>
        </draw:line>
        <draw:line draw:style-name="gr7" draw:text-style-name="P1" draw:layer="layout" svg:x1="10.255cm" svg:y1="12.83cm" svg:x2="10.255cm" svg:y2="18.88cm">
          <text:p/>
        </draw:line>
        <draw:custom-shape draw:style-name="gr3" draw:text-style-name="P1" draw:layer="layout" svg:width="10.16cm" svg:height="2.54cm" svg:x="2.335cm" svg:y="18.88cm">
          <text:p text:style-name="P1">SAM7S32</text:p>
          <text:p text:style-name="P1"><text:span text:style-name="T3">ARM7 core, 55mhz</text:span></text:p>
          <text:p text:style-name="P1"><text:span text:style-name="T3">8 ch adc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78cm" svg:y1="12.83cm" svg:x2="8.05cm" svg:y2="14.1cm">
          <text:p/>
        </draw:line>
        <draw:line draw:style-name="gr7" draw:text-style-name="P1" draw:layer="layout" svg:x1="8.05cm" svg:y1="14.1cm" svg:x2="8.05cm" svg:y2="18.88cm">
          <text:p/>
        </draw:line>
        <draw:frame draw:style-name="gr4" draw:layer="layout" svg:width="1.912cm" svg:height="0.962cm" draw:transform="rotate (-1.57079632679579) translate (8.985cm 14.728cm)">
          <draw:text-box>
            <text:p>temp</text:p>
          </draw:text-box>
        </draw:frame>
        <draw:line draw:style-name="gr7" draw:text-style-name="P1" draw:layer="layout" svg:x1="4.54cm" svg:y1="17.275cm" svg:x2="4.54cm" svg:y2="18.88cm">
          <text:p/>
        </draw:line>
        <draw:frame draw:style-name="gr4" draw:layer="layout" svg:width="1.311cm" svg:height="0.962cm" draw:transform="rotate (1.5707963267946) translate (10.255cm 16.046cm)">
          <draw:text-box>
            <text:p>spi</text:p>
          </draw:text-box>
        </draw:frame>
        <draw:frame draw:style-name="gr4" draw:layer="layout" svg:width="1.522cm" svg:height="0.962cm" draw:transform="rotate (-1.57079632679579) translate (5.502cm 17.275cm)">
          <draw:text-box>
            <text:p>adc</text:p>
          </draw:text-box>
        </draw:frame>
        <draw:frame draw:style-name="gr4" draw:layer="layout" svg:width="1.522cm" svg:height="0.962cm" draw:transform="rotate (-1.57079632679579) translate (8.985cm 17.023cm)">
          <draw:text-box>
            <text:p>adc</text:p>
          </draw:text-box>
        </draw:frame>
        <draw:line draw:style-name="gr7" draw:text-style-name="P1" draw:layer="layout" svg:x1="4.54cm" svg:y1="21.42cm" svg:x2="4.54cm" svg:y2="24.595cm">
          <text:p/>
        </draw:line>
        <draw:frame draw:style-name="gr4" draw:layer="layout" svg:width="3.495cm" svg:height="0.962cm" svg:x="4.855cm" svg:y="22.355cm">
          <draw:text-box>
            <text:p>3.3v Serial</text:p>
          </draw:text-box>
        </draw:frame>
        <draw:frame draw:style-name="gr4" draw:layer="layout" svg:width="3.008cm" svg:height="0.962cm" svg:x="15.805cm" svg:y="24.565cm">
          <draw:text-box>
            <text:p>GM-GX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y </meta:initial-creator>
    <meta:creation-date>2010-10-03T22:10:26</meta:creation-date>
    <dc:date>2010-10-03T22:50:51</dc:date>
    <dc:creator>Joey </dc:creator>
    <meta:editing-duration>PT00H09M14S</meta:editing-duration>
    <meta:editing-cycles>1</meta:editing-cycles>
    <meta:generator>OpenOffice.org/3.1$Linux OpenOffice.org_project/310m19$Build-9420</meta:generator>
    <meta:document-statistic meta:object-count="34"/>
  </office:meta>
</office:document-meta>
</file>